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draw:fill="solid" draw:textarea-vertical-align="middle" loext:decorative="false"/>
    </style:style>
    <style:style style:name="gr2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5cm" loext:decorative="false"/>
      <style:paragraph-properties style:writing-mode="lr-tb"/>
    </style:style>
    <style:style style:name="gr3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15cm" fo:min-width="2.1cm" loext:decorative="false"/>
      <style:paragraph-properties style:writing-mode="lr-tb"/>
    </style:style>
    <style:style style:name="gr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2.1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3.1cm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3.2cm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9cm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1cm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7cm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3.6cm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4c7dc"/>
      <style:paragraph-properties fo:text-align="center"/>
      <style:text-properties fo:color="#000000" loext:opacity="100%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000000" loext:opacity="100%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8cm" svg:y1="6.5cm" svg:x2="27.8cm" svg:y2="6.5cm">
          <text:p/>
        </draw:line>
        <draw:line draw:style-name="gr1" draw:text-style-name="P1" draw:layer="layout" svg:x1="0.6cm" svg:y1="13.1cm" svg:x2="27.6cm" svg:y2="13.1cm">
          <text:p/>
        </draw:line>
        <draw:custom-shape draw:style-name="gr2" draw:text-style-name="P3" draw:layer="layout" svg:width="3cm" svg:height="1.6cm" svg:x="3.1cm" svg:y="4.6cm">
          <text:p text:style-name="P2"><text:span text:style-name="T1">OGC</text:span></text:p>
          <text:p text:style-name="P2"><text:span text:style-name="T1">JSON-FG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0.8cm" svg:y1="4.3cm" svg:x2="27.8cm" svg:y2="4.3cm">
          <text:p/>
        </draw:line>
        <draw:custom-shape draw:style-name="gr3" draw:text-style-name="P4" draw:layer="layout" svg:width="2.6cm" svg:height="1.4cm" svg:x="0.3cm" svg:y="2.3cm">
          <text:p text:style-name="P2"><text:span text:style-name="T2">Client </text:span></text:p>
          <text:p text:style-name="P2"><text:span text:style-name="T2">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3cm" svg:y="4.7cm">
          <text:p text:style-name="P2"><text:span text:style-name="T2">Encoding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0.7cm" svg:y1="10.7cm" svg:x2="27.7cm" svg:y2="10.7cm">
          <text:p/>
        </draw:line>
        <draw:custom-shape draw:style-name="gr4" draw:text-style-name="P4" draw:layer="layout" svg:width="2.6cm" svg:height="1.4cm" svg:x="-0.1cm" svg:y="7cm">
          <text:p text:style-name="P2"><text:span text:style-name="T2">Web API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6cm" svg:x="6.5cm" svg:y="13.4cm">
          <text:p text:style-name="P2"><text:span text:style-name="T1">pygeoap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6cm" svg:x="6.3cm" svg:y="4.6cm">
          <text:p text:style-name="P2"><text:span text:style-name="T1">OGC </text:span></text:p>
          <text:p text:style-name="P2"><text:span text:style-name="T1">Training Data</text:span></text:p>
          <text:p text:style-name="P2"><text:span text:style-name="T1">ML for A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6cm" svg:x="3.2cm" svg:y="13.4cm">
          <text:p text:style-name="P5"><text:span text:style-name="T1">interactive </text:span></text:p>
          <text:p text:style-name="P5"><text:span text:style-name="T1">instruments</text:span></text:p>
          <text:p text:style-name="P2"><text:span text:style-name="T1">ldprox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3cm" svg:y="11cm">
          <text:p text:style-name="P2"><text:span text:style-name="T2">Software </text:span></text:p>
          <text:p text:style-name="P2"><text:span text:style-name="T2">Libr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3cm" svg:y="13.8cm">
          <text:p text:style-name="P2"><text:span text:style-name="T2">Server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6cm" svg:x="12.9cm" svg:y="7cm">
          <text:p text:style-name="P2"><text:span text:style-name="T1">OGC API - </text:span></text:p>
          <text:p text:style-name="P2"><text:span text:style-name="T1">Record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draw:layer="layout" svg:width="3cm" svg:height="1.6cm" svg:x="3.2cm" svg:y="11.1cm">
          <text:p text:style-name="P2"><text:span text:style-name="T1">OWSLi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cm" svg:height="1.6cm" svg:x="6.4cm" svg:y="7cm">
          <text:p text:style-name="P5"><text:span text:style-name="T1">OGC API - </text:span></text:p>
          <text:p text:style-name="P5"><text:span text:style-name="T1">Feature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cm" svg:height="1.6cm" svg:x="9.7cm" svg:y="7cm">
          <text:p text:style-name="P5"><text:span text:style-name="T1">OGC </text:span></text:p>
          <text:p text:style-name="P5"><text:span text:style-name="T1">SensorThings </text:span></text:p>
          <text:p text:style-name="P5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6cm" svg:x="9.5cm" svg:y="4.6cm">
          <text:p text:style-name="P2"><text:span text:style-name="T1">OGC </text:span></text:p>
          <text:p text:style-name="P2"><text:span text:style-name="T1">DGGS JSO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6cm" svg:height="1.6cm" svg:x="3.1cm" svg:y="2.2cm">
          <text:p text:style-name="P2"><text:span text:style-name="T1">OpenLayer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6cm" svg:x="6.6cm" svg:y="11.1cm">
          <text:p text:style-name="P2"><text:span text:style-name="T1">pygeometa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7cm" svg:height="1.6cm" svg:x="9.7cm" svg:y="13.4cm">
          <text:p text:style-name="P2"><text:span text:style-name="T1">OpenSensorHub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cm" svg:height="1.6cm" svg:x="11.1cm" svg:y="2.2cm">
          <text:p text:style-name="P2"><text:span text:style-name="T1">MiraMon </text:span></text:p>
          <text:p text:style-name="P2"><text:span text:style-name="T1">Web Brows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cm" svg:height="1.6cm" svg:x="7.3cm" svg:y="2.2cm">
          <text:p text:style-name="P2"><text:span text:style-name="T1">QGI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cm" svg:height="1.6cm" svg:x="16.3cm" svg:y="7cm">
          <text:p text:style-name="P5"><text:span text:style-name="T1">OGC API -</text:span></text:p>
          <text:p text:style-name="P5"><text:span text:style-name="T1">Tile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6cm" svg:height="1.6cm" svg:x="19.5cm" svg:y="7cm">
          <text:p text:style-name="P5"><text:span text:style-name="T1">OGC API -</text:span></text:p>
          <text:p text:style-name="P5"><text:span text:style-name="T1">Map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cm" svg:height="1.6cm" svg:x="22.4cm" svg:y="7cm">
          <text:p text:style-name="P5"><text:span text:style-name="T1">OGC API -</text:span></text:p>
          <text:p text:style-name="P5"><text:span text:style-name="T1">ED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cm" svg:height="1.6cm" svg:x="14.9cm" svg:y="2.2cm">
          <text:p text:style-name="P2"><text:span text:style-name="T1">Geonovum </text:span></text:p>
          <text:p text:style-name="P2"><text:span text:style-name="T1">JSON Lin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6cm" svg:x="12.7cm" svg:y="4.6cm">
          <text:p text:style-name="P2"><text:span text:style-name="T1">OGC </text:span></text:p>
          <text:p text:style-name="P2"><text:span text:style-name="T1">CartoSy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2cm" svg:height="1.6cm" svg:x="13.6cm" svg:y="13.4cm">
          <text:p text:style-name="P2"><text:span text:style-name="T1">Ecere GNONIS</text:span></text:p>
          <text:p text:style-name="P2"><text:span text:style-name="T1">Map Serv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2cm" svg:height="1.6cm" svg:x="17cm" svg:y="13.4cm">
          <text:p text:style-name="P2"><text:span text:style-name="T1">CubeWerx </text:span></text:p>
          <text:p text:style-name="P2"><text:span text:style-name="T1">CubeSer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1cm" svg:height="1.6cm" svg:x="3.1cm" svg:y="8.8cm">
          <text:p text:style-name="P5"><text:span text:style-name="T1"><text:s/></text:span><text:span text:style-name="T1">OGC API - </text:span></text:p>
          <text:p text:style-name="P5"><text:span text:style-name="T1">Connected System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6cm" svg:x="3.1cm" svg:y="7cm">
          <text:p text:style-name="P2"><text:span text:style-name="T1">OGC API - </text:span></text:p>
          <text:p text:style-name="P2"><text:span text:style-name="T1">Process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draw:layer="layout" svg:width="3cm" svg:height="1.6cm" svg:x="15.9cm" svg:y="4.6cm">
          <text:p text:style-name="P2"><text:span text:style-name="T1">MapML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cm" svg:height="1.6cm" svg:x="7.4cm" svg:y="8.8cm">
          <text:p text:style-name="P5"><text:span text:style-name="T1">OGC API -</text:span></text:p>
          <text:p text:style-name="P5"><text:span text:style-name="T1">DGG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6cm" svg:x="9.8cm" svg:y="11.1cm">
          <text:p text:style-name="P2"><text:span text:style-name="T1">PyTDM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2cm" svg:height="1.6cm" svg:x="20.4cm" svg:y="13.4cm">
          <text:p text:style-name="P2"><text:span text:style-name="T1">OGC</text:span></text:p>
          <text:p text:style-name="P2"><text:span text:style-name="T1">TEAM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3.2cm" svg:height="1.6cm" svg:x="23.8cm" svg:y="13.4cm">
          <text:p text:style-name="P2"><text:span text:style-name="T1">OGC </text:span></text:p>
          <text:p text:style-name="P2"><text:span text:style-name="T1">RAINBOW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8T08:38:01.670779963</meta:creation-date>
    <meta:generator>LibreOffice/24.2.5.2$MacOSX_X86_64 LibreOffice_project/bffef4ea93e59bebbeaf7f431bb02b1a39ee8a59</meta:generator>
    <dc:date>2024-07-17T17:16:25.539446176</dc:date>
    <meta:editing-duration>PT12H39M15S</meta:editing-duration>
    <meta:editing-cycles>246</meta:editing-cycles>
    <meta:document-statistic meta:object-count="60"/>
  </office:meta>
</office:document-meta>
</file>